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cm" draw:transform="skewX (0.00122173047639608) rotate (-2.15652882376419) translate (5.5047069715421cm 7.3241954926458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4.177cm" svg:height="0.796cm" draw:transform="skewX (-0.000698131700797731) rotate (-1.55351756720015) translate (5.3708625274894cm 2.29497350543971cm)" svg:viewBox="0 0 4178 797" svg:d="M118 707c341 30 1995 86 2635 89 640 5 1154-22 1391-40 137-10-180-609-319-617-139-9-533 35-1027 30-493-5-2381-95-2737-169-121-15-41 696 57 707z">
          <text:p/>
        </draw:path>
        <draw:path draw:style-name="gr1" draw:text-style-name="P1" draw:layer="layout" svg:width="0.902cm" svg:height="0.661cm" draw:transform="skewX (0.001221730476396) rotate (-2.1556561591382) translate (5.4977906519273cm 2.3154624998278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835cm" svg:height="0.55cm" draw:transform="skewX (0.00139626340159545) rotate (-2.15705242253979) translate (5.4373058532969cm 6.0838574442843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3:32.753000000</dc:date>
    <meta:editing-duration>PT3M2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